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9866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3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1015" table:default-cell-style-name="ce1"/>
        <table:table-row table:style-name="ro1">
          <table:table-cell office:value-type="string" calcext:value-type="string">
            <text:p>Error numb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ose</text:p>
          </table:table-cell>
          <table:table-cell office:value-type="string" calcext:value-type="string">
            <text:p>Fluence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715" calcext:value-type="float">
            <text:p>0.715</text:p>
          </table:table-cell>
          <table:table-cell table:style-name="ce2" table:formula="of:=([.C2]*10/[.N$3])*[.N$5]" office:value-type="float" office:value="2084200680.27211" calcext:value-type="float">
            <text:p>2.08E+09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1.3" calcext:value-type="float">
            <text:p>1.3</text:p>
          </table:table-cell>
          <table:table-cell table:style-name="ce2" table:formula="of:=([.C3]*10/[.N$3])*[.N$5]" office:value-type="float" office:value="3789455782.31292" calcext:value-type="float">
            <text:p>3.79E+09</text:p>
          </table:table-cell>
          <table:table-cell table:number-columns-repeated="8"/>
          <table:table-cell office:value-type="string" calcext:value-type="string">
            <text:p>Dose/primary particle at DUT</text:p>
          </table:table-cell>
          <table:table-cell table:style-name="ce2" office:value-type="float" office:value="0.000000000294" calcext:value-type="float">
            <text:p>2.94E-10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2.29" calcext:value-type="float">
            <text:p>2.29</text:p>
          </table:table-cell>
          <table:table-cell table:style-name="ce2" table:formula="of:=([.C4]*10/[.N$3])*[.N$5]" office:value-type="float" office:value="6675272108.84354" calcext:value-type="float">
            <text:p>6.68E+09</text:p>
          </table:table-cell>
          <table:table-cell table:number-columns-repeated="8"/>
          <table:table-cell office:value-type="string" calcext:value-type="string">
            <text:p>Primary particles at Beam exit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73" calcext:value-type="float">
            <text:p>473</text:p>
          </table:table-cell>
          <table:table-cell office:value-type="float" office:value="3.57" calcext:value-type="float">
            <text:p>3.57</text:p>
          </table:table-cell>
          <table:table-cell table:style-name="ce2" table:formula="of:=([.C5]*10/[.N$3])*[.N$5]" office:value-type="float" office:value="10406428571.4286" calcext:value-type="float">
            <text:p>1.04E+10</text:p>
          </table:table-cell>
          <table:table-cell table:number-columns-repeated="8"/>
          <table:table-cell office:value-type="string" calcext:value-type="string">
            <text:p>Primary particles at DUT</text:p>
          </table:table-cell>
          <table:table-cell table:style-name="ce2" office:value-type="float" office:value="0.0857" calcext:value-type="float">
            <text:p>8.57E-02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23" calcext:value-type="float">
            <text:p>523</text:p>
          </table:table-cell>
          <table:table-cell office:value-type="float" office:value="3.95" calcext:value-type="float">
            <text:p>3.95</text:p>
          </table:table-cell>
          <table:table-cell table:style-name="ce2" table:formula="of:=([.C6]*10/[.N$3])*[.N$5]" office:value-type="float" office:value="11514115646.2585" calcext:value-type="float">
            <text:p>1.15E+10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63" calcext:value-type="float">
            <text:p>663</text:p>
          </table:table-cell>
          <table:table-cell office:value-type="float" office:value="5.04" calcext:value-type="float">
            <text:p>5.04</text:p>
          </table:table-cell>
          <table:table-cell table:style-name="ce2" table:formula="of:=([.C7]*10/[.N$3])*[.N$5]" office:value-type="float" office:value="14691428571.4286" calcext:value-type="float">
            <text:p>1.47E+10</text:p>
          </table:table-cell>
          <table:table-cell table:number-columns-repeated="8"/>
          <table:table-cell office:value-type="string" calcext:value-type="string">
            <text:p>Beam intensity reduction <text:s/>at DUT</text:p>
          </table:table-cell>
          <table:table-cell office:value-type="float" office:value="11.6713352" calcext:value-type="float">
            <text:p>11.6713352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363" calcext:value-type="float">
            <text:p>2363</text:p>
          </table:table-cell>
          <table:table-cell office:value-type="float" office:value="18.7" calcext:value-type="float">
            <text:p>18.7</text:p>
          </table:table-cell>
          <table:table-cell table:style-name="ce2" table:formula="of:=([.C8]*10/[.N$3])*[.N$5]" office:value-type="float" office:value="54509863945.5782" calcext:value-type="float">
            <text:p>5.45E+1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40" calcext:value-type="float">
            <text:p>2440</text:p>
          </table:table-cell>
          <table:table-cell office:value-type="float" office:value="19.3" calcext:value-type="float">
            <text:p>19.3</text:p>
          </table:table-cell>
          <table:table-cell table:style-name="ce2" table:formula="of:=([.C9]*10/[.N$3])*[.N$5]" office:value-type="float" office:value="56258843537.415" calcext:value-type="float">
            <text:p>5.63E+10</text:p>
          </table:table-cell>
          <table:table-cell table:number-columns-repeated="8"/>
          <table:table-cell office:value-type="string" calcext:value-type="string">
            <text:p>Scint conv</text:p>
          </table:table-cell>
          <table:table-cell table:style-name="ce2" office:value-type="float" office:value="0.46064" calcext:value-type="float">
            <text:p>4.61E-01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20" calcext:value-type="float">
            <text:p>2720</text:p>
          </table:table-cell>
          <table:table-cell office:value-type="float" office:value="21.5" calcext:value-type="float">
            <text:p>21.5</text:p>
          </table:table-cell>
          <table:table-cell table:style-name="ce2" table:formula="of:=([.C10]*10/[.N$3])*[.N$5]" office:value-type="float" office:value="62671768707.483" calcext:value-type="float">
            <text:p>6.27E+1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38" calcext:value-type="float">
            <text:p>2938</text:p>
          </table:table-cell>
          <table:table-cell office:value-type="float" office:value="23.1" calcext:value-type="float">
            <text:p>23.1</text:p>
          </table:table-cell>
          <table:table-cell table:style-name="ce2" table:formula="of:=([.C11]*10/[.N$3])*[.N$5]" office:value-type="float" office:value="67335714285.7143" calcext:value-type="float">
            <text:p>6.73E+10</text:p>
          </table:table-cell>
          <table:table-cell table:number-columns-repeated="8"/>
          <table:table-cell office:value-type="string" calcext:value-type="string">
            <text:p>CS [cm2/device]</text:p>
          </table:table-cell>
          <table:table-cell table:style-name="ce2" office:value-type="float" office:value="0.00000114" calcext:value-type="float">
            <text:p>1.14E-06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38" calcext:value-type="float">
            <text:p>2938</text:p>
          </table:table-cell>
          <table:table-cell office:value-type="float" office:value="23.1" calcext:value-type="float">
            <text:p>23.1</text:p>
          </table:table-cell>
          <table:table-cell table:style-name="ce2" table:formula="of:=([.C12]*10/[.N$3])*[.N$5]" office:value-type="float" office:value="67335714285.7143" calcext:value-type="float">
            <text:p>6.73E+10</text:p>
          </table:table-cell>
          <table:table-cell table:number-columns-repeated="4"/>
          <table:table-cell table:style-name="ce3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06" calcext:value-type="float">
            <text:p>3306</text:p>
          </table:table-cell>
          <table:table-cell office:value-type="float" office:value="26" calcext:value-type="float">
            <text:p>26</text:p>
          </table:table-cell>
          <table:table-cell table:style-name="ce2" table:formula="of:=([.C13]*10/[.N$3])*[.N$5]" office:value-type="float" office:value="75789115646.2585" calcext:value-type="float">
            <text:p>7.58E+10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00" calcext:value-type="float">
            <text:p>3600</text:p>
          </table:table-cell>
          <table:table-cell office:value-type="float" office:value="28.4" calcext:value-type="float">
            <text:p>28.4</text:p>
          </table:table-cell>
          <table:table-cell table:style-name="ce2" table:formula="of:=([.C14]*10/[.N$3])*[.N$5]" office:value-type="float" office:value="82785034013.6054" calcext:value-type="float">
            <text:p>8.28E+10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33" calcext:value-type="float">
            <text:p>3633</text:p>
          </table:table-cell>
          <table:table-cell office:value-type="float" office:value="28.6" calcext:value-type="float">
            <text:p>28.6</text:p>
          </table:table-cell>
          <table:table-cell table:style-name="ce2" table:formula="of:=([.C15]*10/[.N$3])*[.N$5]" office:value-type="float" office:value="83368027210.8843" calcext:value-type="float">
            <text:p>8.34E+1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25" calcext:value-type="float">
            <text:p>4125</text:p>
          </table:table-cell>
          <table:table-cell office:value-type="float" office:value="32.6" calcext:value-type="float">
            <text:p>32.6</text:p>
          </table:table-cell>
          <table:table-cell table:style-name="ce2" table:formula="of:=([.C16]*10/[.N$3])*[.N$5]" office:value-type="float" office:value="95027891156.4626" calcext:value-type="float">
            <text:p>9.50E+10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75" calcext:value-type="float">
            <text:p>4575</text:p>
          </table:table-cell>
          <table:table-cell office:value-type="float" office:value="36.1" calcext:value-type="float">
            <text:p>36.1</text:p>
          </table:table-cell>
          <table:table-cell table:style-name="ce2" table:formula="of:=([.C17]*10/[.N$3])*[.N$5]" office:value-type="float" office:value="105230272108.844" calcext:value-type="float">
            <text:p>1.05E+1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76" calcext:value-type="float">
            <text:p>4576</text:p>
          </table:table-cell>
          <table:table-cell office:value-type="float" office:value="36.1" calcext:value-type="float">
            <text:p>36.1</text:p>
          </table:table-cell>
          <table:table-cell table:style-name="ce2" table:formula="of:=([.C18]*10/[.N$3])*[.N$5]" office:value-type="float" office:value="105230272108.844" calcext:value-type="float">
            <text:p>1.05E+1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24" calcext:value-type="float">
            <text:p>4624</text:p>
          </table:table-cell>
          <table:table-cell office:value-type="float" office:value="36.5" calcext:value-type="float">
            <text:p>36.5</text:p>
          </table:table-cell>
          <table:table-cell table:style-name="ce2" table:formula="of:=([.C19]*10/[.N$3])*[.N$5]" office:value-type="float" office:value="106396258503.401" calcext:value-type="float">
            <text:p>1.06E+11</text:p>
          </table:table-cell>
          <table:table-cell table:number-columns-repeated="4"/>
          <table:table-cell table:formula="of:=[.D19]-[.D8]" office:value-type="float" office:value="51886394557.8231" calcext:value-type="float">
            <text:p>51886394557.8231</text:p>
          </table:table-cell>
          <table:table-cell table:number-columns-repeated="1015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2.68" calcext:value-type="float">
            <text:p>2.68</text:p>
          </table:table-cell>
          <table:table-cell table:style-name="ce2" table:formula="of:=([.C24]*10/[.N$3])*[.N$5]" office:value-type="float" office:value="7812108843.53741" calcext:value-type="float">
            <text:p>7.81E+09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office:value-type="float" office:value="3.76" calcext:value-type="float">
            <text:p>3.76</text:p>
          </table:table-cell>
          <table:table-cell table:style-name="ce2" table:formula="of:=([.C25]*10/[.N$3])*[.N$5]" office:value-type="float" office:value="10960272108.8435" calcext:value-type="float">
            <text:p>1.10E+10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office:value-type="float" office:value="5.5" calcext:value-type="float">
            <text:p>5.5</text:p>
          </table:table-cell>
          <table:table-cell table:style-name="ce2" table:formula="of:=([.C26]*10/[.N$3])*[.N$5]" office:value-type="float" office:value="16032312925.1701" calcext:value-type="float">
            <text:p>1.60E+10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76" calcext:value-type="float">
            <text:p>576</text:p>
          </table:table-cell>
          <table:table-cell office:value-type="float" office:value="7.08" calcext:value-type="float">
            <text:p>7.08</text:p>
          </table:table-cell>
          <table:table-cell table:style-name="ce2" table:formula="of:=([.C27]*10/[.N$3])*[.N$5]" office:value-type="float" office:value="20637959183.6735" calcext:value-type="float">
            <text:p>2.06E+10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89" calcext:value-type="float">
            <text:p>589</text:p>
          </table:table-cell>
          <table:table-cell office:value-type="float" office:value="7.28" calcext:value-type="float">
            <text:p>7.28</text:p>
          </table:table-cell>
          <table:table-cell table:style-name="ce2" table:formula="of:=([.C28]*10/[.N$3])*[.N$5]" office:value-type="float" office:value="21220952380.9524" calcext:value-type="float">
            <text:p>2.12E+10</text:p>
          </table:table-cell>
          <table:table-cell table:number-columns-repeated="1020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>Inge Nikolai</meta:initial-creator>
    <dc:creator>Inge Torsvik</dc:creator>
    <meta:creation-date>2014-05-17T09:05:15Z</meta:creation-date>
    <dc:date>2014-05-31T19:27:48.170201319</dc:date>
    <meta:editing-cycles>3</meta:editing-cycles>
    <meta:editing-duration>PT1H17M35S</meta:editing-duration>
    <meta:document-statistic meta:table-count="1" meta:cell-count="109" meta:object-count="0"/>
  </office:meta>
</office:document-meta>
</file>